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b28" officeooo:paragraph-rsid="0003fb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1 program 1</text:p>
      <text:p text:style-name="Standard"/>
      <text:p text:style-name="Standard">print("enter the numbers with space inbetween");</text:p>
      <text:p text:style-name="Standard">try:</text:p>
      <text:p text:style-name="Standard"><text:s text:c="4"/>a=[float(x) for x in input().split()]</text:p>
      <text:p text:style-name="Standard"><text:s text:c="4"/>n=len(a)</text:p>
      <text:p text:style-name="Standard"><text:s text:c="4"/>print("1.add")</text:p>
      <text:p text:style-name="Standard"><text:s text:c="4"/>print("2.sub")</text:p>
      <text:p text:style-name="Standard"><text:s text:c="4"/>print("3.multiply")</text:p>
      <text:p text:style-name="Standard"><text:s text:c="4"/>print("4.divide")</text:p>
      <text:p text:style-name="Standard"><text:s text:c="4"/>choice=int(input("type 1/2/3/4: "));</text:p>
      <text:p text:style-name="Standard"/>
      <text:p text:style-name="Standard"><text:s text:c="4"/>if(choice==1):</text:p>
      <text:p text:style-name="Standard"><text:s text:c="12"/>z=a[0];</text:p>
      <text:p text:style-name="Standard"><text:s text:c="12"/>for i in range (1,n,1):</text:p>
      <text:p text:style-name="Standard"><text:s text:c="16"/>y=z+a[i];</text:p>
      <text:p text:style-name="Standard"><text:s text:c="16"/>z=y;</text:p>
      <text:p text:style-name="Standard"><text:s text:c="12"/>print(y)</text:p>
      <text:p text:style-name="Standard"><text:s text:c="8"/></text:p>
      <text:p text:style-name="Standard"><text:s text:c="4"/>if(choice==2):</text:p>
      <text:p text:style-name="Standard"><text:s text:c="8"/>s=a[0];</text:p>
      <text:p text:style-name="Standard"><text:s text:c="8"/>for i in range (1,n,1):</text:p>
      <text:p text:style-name="Standard"><text:s text:c="12"/>c=s-a[i];</text:p>
      <text:p text:style-name="Standard"><text:s text:c="12"/>s=c;</text:p>
      <text:p text:style-name="Standard"><text:s text:c="8"/>print(c)</text:p>
      <text:p text:style-name="Standard"/>
      <text:p text:style-name="Standard"><text:s text:c="4"/></text:p>
      <text:p text:style-name="Standard"><text:s text:c="4"/>if(choice==3):</text:p>
      <text:p text:style-name="Standard"><text:s text:c="12"/>p=a[0];</text:p>
      <text:p text:style-name="Standard"><text:s text:c="12"/>for j in range(1,n,1):</text:p>
      <text:p text:style-name="Standard"><text:s text:c="16"/>q=p*a[j];</text:p>
      <text:p text:style-name="Standard"><text:s text:c="16"/>p=q;</text:p>
      <text:p text:style-name="Standard"><text:s text:c="12"/>print(q)</text:p>
      <text:p text:style-name="Standard"><text:s text:c="8"/></text:p>
      <text:p text:style-name="Standard"><text:s text:c="4"/>if(choice==4): <text:s text:c="6"/></text:p>
      <text:p text:style-name="Standard"><text:s text:c="8"/>for j in range(1,n,1):</text:p>
      <text:p text:style-name="Standard"><text:s text:c="12"/>if(choice==4 and a[j]!=0):</text:p>
      <text:p text:style-name="Standard"><text:s text:c="16"/>m=a[0];</text:p>
      <text:p text:style-name="Standard"><text:s text:c="16"/>e=m/a[j];</text:p>
      <text:p text:style-name="Standard"><text:s text:c="16"/>m=e;</text:p>
      <text:p text:style-name="Standard"><text:s text:c="16"/>print(e)</text:p>
      <text:p text:style-name="Standard"><text:s text:c="12"/></text:p>
      <text:p text:style-name="Standard"><text:s text:c="12"/>else:</text:p>
      <text:p text:style-name="Standard"><text:s text:c="16"/>print("error you can't divide values by zero")</text:p>
      <text:p text:style-name="Standard"><text:s text:c="16"/>break</text:p>
      <text:p text:style-name="Standard"><text:s text:c="8"/></text:p>
      <text:p text:style-name="Standard">except:</text:p>
      <text:p text:style-name="Standard"><text:s text:c="4"/>print("give numbers")</text:p>
      <text:p text:style-name="Standard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0:48:18.427878978</meta:creation-date>
    <dc:date>2019-03-16T10:49:07.057288675</dc:date>
    <meta:editing-duration>PT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6" meta:word-count="77" meta:character-count="997" meta:non-whitespace-character-count="545"/>
  </office:meta>
</office:document-meta>
</file>